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Heading_20_3">
      <style:paragraph-properties fo:text-align="justify" style:justify-single-word="false"/>
    </style:style>
    <style:style style:name="P5"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6" style:family="paragraph" style:parent-style-name="Heading_20_3">
      <style:paragraph-properties fo:margin-top="0.423cm" fo:margin-bottom="0.212cm" fo:text-align="justify" style:justify-single-word="false" fo:keep-with-next="always"/>
    </style:style>
    <style:style style:name="P7" style:family="paragraph" style:parent-style-name="Heading_20_3">
      <style:paragraph-properties fo:margin-top="0.423cm" fo:margin-bottom="0.212cm" fo:text-align="justify" style:justify-single-word="false"/>
    </style:style>
    <style:style style:name="P8" style:family="paragraph" style:parent-style-name="Heading_20_1">
      <style:paragraph-properties fo:text-align="justify"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paragraph-properties fo:text-align="start" style:justify-single-word="false"/>
      <style:text-properties fo:font-style="italic" style:font-style-asian="italic" style:font-style-complex="italic"/>
    </style:style>
    <style:style style:name="P12" style:family="paragraph" style:parent-style-name="Text_20_body">
      <style:paragraph-properties fo:text-align="justify" style:justify-single-word="false"/>
      <style:text-properties fo:font-style="normal" style:font-style-asian="normal" style:font-style-complex="normal"/>
    </style:style>
    <style:style style:name="P13" style:family="paragraph" style:parent-style-name="Text_20_body">
      <style:paragraph-properties fo:margin-top="0.423cm" fo:margin-bottom="0.212cm" fo:text-align="justify" style:justify-single-word="false" fo:keep-with-next="always"/>
    </style:style>
    <style:style style:name="P14" style:family="paragraph" style:parent-style-name="Text_20_body">
      <style:paragraph-properties fo:margin-top="0.423cm" fo:margin-bottom="0.212cm" fo:text-align="justify" style:justify-single-word="false"/>
    </style:style>
    <style:style style:name="P15" style:family="paragraph" style:parent-style-name="Text_20_body">
      <style:paragraph-properties fo:margin-top="0.423cm" fo:margin-bottom="0.212cm" fo:text-align="start" style:justify-single-word="false"/>
    </style:style>
    <style:style style:name="T1" style:family="text">
      <style:text-properties style:font-name="DejaVu Sans Mono1" fo:font-size="10pt" style:font-size-asian="10pt" style:font-size-complex="10pt"/>
    </style:style>
    <style:style style:name="T2" style:family="text">
      <style:text-properties style:font-name="Nimbus Sans L" fo:font-size="14pt" fo:font-style="normal" style:font-name-asian="DejaVu Sans" style:font-size-asian="14pt" style:font-style-asian="normal" style:font-name-complex="DejaVu Sans" style:font-size-complex="14pt" style:font-style-complex="normal"/>
    </style:style>
    <style:style style:name="T3" style:family="text">
      <style:text-properties style:font-name="Nimbus Sans L" style:font-name-asian="DejaVu Sans" style:font-name-complex="DejaVu Sans"/>
    </style:style>
    <style:style style:name="T4" style:family="text">
      <style:text-properties style:font-name="Nimbus Sans L" fo:font-size="12pt" fo:font-style="normal" style:font-name-asian="DejaVu Sans" style:font-size-asian="12pt" style:font-style-asian="normal" style:font-name-complex="DejaVu Sans" style:font-size-complex="12pt" style:font-style-complex="normal"/>
    </style:style>
    <style:style style:name="T5" style:family="text">
      <style:text-properties style:font-name="Nimbus Sans L" fo:font-style="normal" style:font-name-asian="DejaVu Sans" style:font-style-asian="normal" style:font-name-complex="DejaVu Sans" style:font-style-complex="normal"/>
    </style:style>
    <style:style style:name="T6" style:family="text">
      <style:text-properties style:font-name="Nimbus Roman No9 L" fo:font-size="12pt" fo:font-style="normal" style:font-name-asian="DejaVu Sans" style:font-size-asian="12pt" style:font-style-asian="normal" style:font-name-complex="DejaVu Sans" style:font-size-complex="12pt" style:font-style-complex="normal"/>
    </style:style>
    <style:style style:name="T7" style:family="text">
      <style:text-properties style:font-name="Nimbus Roman No9 L" fo:font-size="12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T8" style:family="text">
      <style:text-properties style:font-name="Nimbus Roman No9 L" fo:font-size="12pt" fo:font-style="italic" style:font-name-asian="DejaVu Sans" style:font-size-asian="12pt" style:font-style-asian="italic" style:font-name-complex="DejaVu Sans" style:font-size-complex="12pt" style:font-style-complex="italic"/>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SEP # : 30 – Change of header files directory in the Scilab distribution</text:h>
      <text:p text:style-name="P2"/>
      <text:p text:style-name="P1"/>
      <text:p text:style-name="P1">Version: 1</text:p>
      <text:p text:style-name="P1">Author: Sylvestre Ledru</text:p>
      <text:p text:style-name="P1">Review: </text:p>
      <text:p text:style-name="P1">Commented: </text:p>
      <text:p text:style-name="P1">State: </text:p>
      <text:p text:style-name="P1">Scilab-Version: 5.2 or 5.3</text:p>
      <text:p text:style-name="P1">Vote:</text:p>
      <text:p text:style-name="P1">Created: August 26, 2009</text:p>
      <text:p text:style-name="P2"/>
      <text:p text:style-name="P1"/>
      <text:h text:style-name="P4" text:outline-level="3">Abstract</text:h>
      <text:p text:style-name="P1">The current installation/packaging of Scilab keeps header files in their modules, this SEP propose to move all of them in one directory. Note that this SEP applies to all systems but Windows.</text:p>
      <text:h text:style-name="P4" text:outline-level="3">Rationale</text:h>
      <text:p text:style-name="P3">For now, in the binary or packaged versions of Scilab, all header files mandatory for the dynamic link are installed into dedicated directory split by module.</text:p>
      <text:p text:style-name="P3">Currently, header files will be stored following the pattern:</text:p>
      <text:p text:style-name="P10">/usr/inclure/scilab/core/</text:p>
      <text:p text:style-name="P10">/usr/inclure/scilab/fileio/</text:p>
      <text:p text:style-name="P10">/usr/inclure/scilab/localization/</text:p>
      <text:p text:style-name="P10">[...]</text:p>
      <text:p text:style-name="P12">Despite the clean aspect of this solution, it is causing more problems than it solves. Indeed, because of this separation, a user which will need advanced features will have to add more paths into the CFLAGS/CXXFLAGS in order to access to this feature.</text:p>
      <text:p text:style-name="P12">Because of this separation, an other (minor) problem has been introduced. In the dynamic link functions, there is the need to provide Scilab include paths to the compilers. For now, paths to the header of the modules localization, MALLOC, output_stream, core, mexlib and api_scilab are necessary for most of the case. This is causing a long command line making development harder. For example of the full command line, see [1]. </text:p>
      <text:p text:style-name="P12">These points lead to complexity and various side effects.</text:p>
      <text:h text:style-name="P6" text:outline-level="3"><text:soft-page-break/><text:span text:style-name="T3">Proposal</text:span></text:h>
      <text:p text:style-name="P13"><text:span text:style-name="Teletype"><text:span text:style-name="T6">The proposal is pretty simple. Instead of keeping all include files separated, all of them should be included into a single directory.</text:span></text:span></text:p>
      <text:p text:style-name="P15"><text:span text:style-name="Teletype"><text:span text:style-name="T6">For the example upper, this would give only the following single directory:<text:line-break/></text:span></text:span><text:span text:style-name="Teletype"><text:span text:style-name="T8">/usr/inclure/scilab/</text:span></text:span></text:p>
      <text:p text:style-name="P14"><text:span text:style-name="Teletype"><text:span text:style-name="T6">This would simplify access to Scilab's header files of other modules much more easily but also the use of dynamic link features.</text:span></text:span></text:p>
      <text:p text:style-name="P14"><text:span text:style-name="Teletype"><text:span text:style-name="T6">The main problem of this proposal would be to make sure that all installed header files have unique file names.</text:span></text:span></text:p>
      <text:h text:style-name="P7" text:outline-level="3"><text:span text:style-name="Teletype"><text:span text:style-name="T2">Note</text:span></text:span></text:h>
      <text:h text:style-name="P7" text:outline-level="3"><text:span text:style-name="Teletype"><text:span text:style-name="T7">The current behavior (header files per module) will remain the same when Scilab is built within the source tree.</text:span></text:span></text:h>
      <text:h text:style-name="P7" text:outline-level="3"><text:span text:style-name="Teletype"><text:span text:style-name="T3">Changelog</text:span></text:span></text:h>
      <text:p text:style-name="P3"><text:tab/><text:span text:style-name="T1">1.0 – Initial version </text:span></text:p>
      <text:h text:style-name="P4" text:outline-level="3">Copyright</text:h>
      <text:p text:style-name="Standard"><text:tab/>Sylvestre Ledru</text:p>
      <text:p text:style-name="Standard"/>
      <text:p text:style-name="Standard">[1]</text:p>
      <text:p text:style-name="P11">make <text:s/>CFLAGS=" -I/home/sylvestre/dev/inria/scilab.git/scilab/libs/MALLOC/includes/ <text:s/>-I/home/sylvestre/dev/inria/scilab.git/scilab/modules/localization/includes/ <text:s/>-I/home/sylvestre/dev/inria/scilab.git/scilab/modules/output_stream/includes/ <text:s/>-I/home/sylvestre/dev/inria/scilab.git/scilab/modules/api_scilab/includes/ <text:s/>-I/home/sylvestre/dev/inria/scilab.git/scilab/modules/mexlib/includes/ <text:s/>-I/home/sylvestre/dev/inria/scilab.git/scilab/modules/core/includes/ " CXXFLAGS=" -I/home/sylvestre/dev/inria/scilab.git/scilab/libs/MALLOC/includes/ <text:s/>-I/home/sylvestre/dev/inria/scilab.git/scilab/modules/localization/includes/ <text:s/>-I/home/sylvestre/dev/inria/scilab.git/scilab/modules/output_stream/includes/ <text:s/>-I/home/sylvestre/dev/inria/scilab.git/scilab/modules/api_scilab/includes/ <text:s/>-I/home/sylvestre/dev/inria/scilab.git/scilab/modules/mexlib/includes/ <text:s/>-I/home/sylvestre/dev/inria/scilab.git/scilab/modules/core/includes/ " FFLAGS=" -I/home/sylvestre/dev/inria/scilab.git/scilab/modules/core/includes/ "</text:p>
      <text:h text:style-name="P5"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Pierre MARECHAL</meta:initial-creator>
    <meta:creation-date>2008-07-09T13:39:08</meta:creation-date>
    <dc:date>2009-08-26T11:30:07</dc:date>
    <meta:editing-cycles>43</meta:editing-cycles>
    <meta:editing-duration>PT25H43M36S</meta:editing-duration>
    <meta:document-statistic meta:table-count="0" meta:image-count="0" meta:object-count="0" meta:page-count="2" meta:paragraph-count="34" meta:word-count="355" meta:character-count="3107"/>
    <meta:user-defined meta:name="Info 1"/>
    <meta:user-defined meta:name="Info 2"/>
    <meta:user-defined meta:name="Info 3"/>
    <meta:user-defined meta:name="Info 4"/>
  </office:meta>
</office:document-meta>
</file>